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99cm" style:contextual-spacing="false"/>
      <style:text-properties officeooo:paragraph-rsid="0003e37f"/>
    </style:style>
    <style:style style:name="P2" style:family="paragraph" style:parent-style-name="Standard" style:list-style-name="L5">
      <style:paragraph-properties fo:margin-top="0.101cm" fo:margin-bottom="0.199cm" style:contextual-spacing="false"/>
      <style:text-properties officeooo:paragraph-rsid="0003e37f"/>
    </style:style>
    <style:style style:name="P3" style:family="paragraph" style:parent-style-name="Standard" style:list-style-name="L6">
      <style:paragraph-properties fo:margin-top="0.101cm" fo:margin-bottom="0.199cm" style:contextual-spacing="false"/>
      <style:text-properties officeooo:paragraph-rsid="0003e37f"/>
    </style:style>
    <style:style style:name="P4" style:family="paragraph" style:parent-style-name="Standard" style:list-style-name="L1">
      <style:paragraph-properties fo:margin-top="0.101cm" fo:margin-bottom="0.199cm" style:contextual-spacing="false"/>
      <style:text-properties officeooo:paragraph-rsid="0003e37f"/>
    </style:style>
    <style:style style:name="P5" style:family="paragraph" style:parent-style-name="Standard" style:list-style-name="L2">
      <style:paragraph-properties fo:margin-top="0.101cm" fo:margin-bottom="0.199cm" style:contextual-spacing="false"/>
      <style:text-properties officeooo:paragraph-rsid="0003e37f"/>
    </style:style>
    <style:style style:name="P6" style:family="paragraph" style:parent-style-name="Standard" style:list-style-name="L3">
      <style:paragraph-properties fo:margin-top="0.101cm" fo:margin-bottom="0.199cm" style:contextual-spacing="false"/>
      <style:text-properties officeooo:paragraph-rsid="0003e37f"/>
    </style:style>
    <style:style style:name="P7" style:family="paragraph" style:parent-style-name="Standard" style:list-style-name="L4">
      <style:paragraph-properties fo:margin-top="0.101cm" fo:margin-bottom="0.199cm" style:contextual-spacing="false"/>
      <style:text-properties officeooo:paragraph-rsid="0003e37f"/>
    </style:style>
    <style:style style:name="P8" style:family="paragraph" style:parent-style-name="Standard" style:list-style-name="L6">
      <style:paragraph-properties fo:margin-top="0.101cm" fo:margin-bottom="0.199cm" style:contextual-spacing="false"/>
      <style:text-properties fo:color="#81d41a" loext:opacity="100%" officeooo:paragraph-rsid="0003e37f"/>
    </style:style>
    <style:style style:name="T1" style:family="text">
      <style:text-properties fo:color="#81d41a" loext:opacity="100%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ámbito de actuación dun virus informático é:</text:p>
      <text:list xml:id="list3782787722" text:style-name="L6">
        <text:list-item>
          <text:p text:style-name="P3">Datos e correo electrónico.</text:p>
        </text:list-item>
        <text:list-item>
          <text:p text:style-name="P3">Aínda que nun principio unicamente actuaban sobre software, xa existen virus que o fan sobre hardware. </text:p>
        </text:list-item>
        <text:list-item>
          <text:p text:style-name="P8">Soamente sobre software.</text:p>
        </text:list-item>
        <text:list-item>
          <text:p text:style-name="P3">Sobre o sistema operativo, desestabilizándoo e xerando erros de tipo xeral.</text:p>
        </text:list-item>
      </text:list>
      <text:p text:style-name="P1">2. Os desarrolladores de virus son:</text:p>
      <text:list xml:id="list1703671550" text:style-name="L1">
        <text:list-item>
          <text:p text:style-name="P4">As propias empresas de software, dado que sen virus non existirían programas antivirus. </text:p>
        </text:list-item>
        <text:list-item>
          <text:p text:style-name="P4">Estudantes que queren deixar constancia do que son capaces de facer. </text:p>
        </text:list-item>
        <text:list-item>
          <text:p text:style-name="P4">Traballadores despedidos que queren danar a empresa que os despediu.</text:p>
        </text:list-item>
      </text:list>
      <text:list xml:id="list181812475987319" text:continue-list="list3782787722" text:style-name="L6">
        <text:list-item>
          <text:p text:style-name="P8">Non hai unha orixe clara dada a ilegalidade da autoría.</text:p>
        </text:list-item>
      </text:list>
      <text:p text:style-name="P1">3. Un virus bomba lóxica recibe o seu nome debido a que:</text:p>
      <text:list xml:id="list2660960455" text:style-name="L2">
        <text:list-item>
          <text:p text:style-name="P5">Cando entra no sistema elimina gran parte do sistema operativo a semellanza dunha explosión dunha bomba real. </text:p>
        </text:list-item>
        <text:list-item>
          <text:p text:style-name="P5">Unha vez infectada a máquina e actuando o virus, é imposible recuperar a mesma. </text:p>
        </text:list-item>
        <text:list-item>
          <text:p text:style-name="P5">Mingua as prestacións do sistema saturándolle, de modo que sexa imposible continuar traballan</text:p>
        </text:list-item>
      </text:list>
      <text:list xml:id="list181813079399546" text:continue-list="list181812475987319" text:style-name="L6">
        <text:list-item>
          <text:p text:style-name="P8">Actívase ao alcanzar unha data determinada, non facendo nada até a mesma.</text:p>
        </text:list-item>
      </text:list>
      <text:p text:style-name="P1">4. Un Spyware é:</text:p>
      <text:list xml:id="list707723383" text:style-name="L3">
        <text:list-item>
          <text:p text:style-name="P6">Un virus similar aos troyanos que permiten controlar remotamente a máquina infectada. </text:p>
        </text:list-item>
      </text:list>
      <text:list xml:id="list181813423187064" text:continue-list="list181813079399546" text:style-name="L6">
        <text:list-item>
          <text:p text:style-name="P8">Un tipo de virus que envía a un lugar concreto informaci6n sobre o Sistema operativo, IPs, paxinas visitadas, do equipo infectado. </text:p>
        </text:list-item>
      </text:list>
      <text:list xml:id="list181813845653387" text:continue-list="list707723383" text:style-name="L3">
        <text:list-item>
          <text:p text:style-name="P6">A casuistica empresarial do sector.</text:p>
        </text:list-item>
        <text:list-item>
          <text:p text:style-name="P6">Case sempre, avances procentes da Universidade.</text:p>
        </text:list-item>
      </text:list>
      <text:p text:style-name="P1">5. As ferramentas ofimáticas mais comúns son:</text:p>
      <text:list xml:id="list3384396426" text:style-name="L4">
        <text:list-item>
          <text:p text:style-name="P7">Un procesador de textos e unha aplicaci6n de gravación de CD e DVD. </text:p>
        </text:list-item>
        <text:list-item>
          <text:p text:style-name="P7">Unha folla de cálculo, un procesador de textos e un antivirus. </text:p>
        </text:list-item>
        <text:list-item>
          <text:p text:style-name="P7">Un procesador de textos, unha folla de cálculo, un xestor de bases de datos e un antivirus.</text:p>
        </text:list-item>
      </text:list>
      <text:list xml:id="list181812617065294" text:continue-list="list181813423187064" text:style-name="L6">
        <text:list-item>
          <text:p text:style-name="P8">Un procesador de textos, unha folla de cálculo, un xestor de bases de datos e un programa de deseño de presentacións.</text:p>
        </text:list-item>
      </text:list>
      <text:p text:style-name="P1">6. Como se poden eliminar completamente as entradas orfas que deixan algúns programas ao ser desinstalados?</text:p>
      <text:list xml:id="list181812375952634" text:continue-numbering="true" text:style-name="L6">
        <text:list-item>
          <text:p text:style-name="P8">Manualmente a través do comando regedit ou mediante aplicacións limpadoras de rexistro. </text:p>
        </text:list-item>
      </text:list>
      <text:list xml:id="list497611698" text:style-name="L5">
        <text:list-item>
          <text:p text:style-name="P2">Eliminando completamente o directorio do programa. </text:p>
        </text:list-item>
        <text:list-item>
          <text:p text:style-name="P2">Eliminando completamente o directorio do programa en modo proba de fallos.</text:p>
        </text:list-item>
        <text:list-item>
          <text:p text:style-name="P2"><text:soft-page-break/>Sempre co comando de sistema regedit e nunca mediante aplicacións limpadoras de rexistro. 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0-10-28T18:18:08.829000000</dc:date>
    <meta:editing-duration>PT8M31S</meta:editing-duration>
    <meta:editing-cycles>3</meta:editing-cycles>
    <meta:document-statistic meta:table-count="0" meta:image-count="0" meta:object-count="0" meta:page-count="2" meta:paragraph-count="30" meta:word-count="359" meta:character-count="2160" meta:non-whitespace-character-count="1843"/>
  </office:meta>
</office:document-meta>
</file>